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14.78mm"/>
    </style:style>
    <style:style style:name="co3" style:family="table-column">
      <style:table-column-properties fo:break-before="auto" style:column-width="9.88mm"/>
    </style:style>
    <style:style style:name="co4" style:family="table-column">
      <style:table-column-properties fo:break-before="auto" style:column-width="8.78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15.3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tb_tid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/>
          <table:table-cell office:value-type="string" calcext:value-type="string">
            <text:p>country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cas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F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F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F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F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F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F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F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F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F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414" calcext:value-type="float">
            <text:p>414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F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565" calcext:value-type="float">
            <text:p>56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F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339" calcext:value-type="float">
            <text:p>339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F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F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F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A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A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A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999" calcext:value-type="float">
            <text:p>999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1003" calcext:value-type="float">
            <text:p>1003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912" calcext:value-type="float">
            <text:p>912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1142" calcext:value-type="float">
            <text:p>114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A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1091" calcext:value-type="float">
            <text:p>1091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844" calcext:value-type="float">
            <text:p>844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417" calcext:value-type="float">
            <text:p>417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A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A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A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278" calcext:value-type="float">
            <text:p>278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A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594" calcext:value-type="float">
            <text:p>594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402" calcext:value-type="float">
            <text:p>402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A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A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A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544" calcext:value-type="float">
            <text:p>544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A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479" calcext:value-type="float">
            <text:p>479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A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A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A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A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A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A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A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A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A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A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A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A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A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A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A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A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A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A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A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A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A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A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A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A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A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A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A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A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A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A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B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B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B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B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B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B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B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B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B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B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B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B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B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B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BB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BB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BB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BB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BB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BB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BB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BB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BB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BB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BB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BB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BB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BB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B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B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3640" calcext:value-type="float">
            <text:p>3640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B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5643" calcext:value-type="float">
            <text:p>5643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B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5750" calcext:value-type="float">
            <text:p>5750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B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4718" calcext:value-type="float">
            <text:p>4718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B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3667" calcext:value-type="float">
            <text:p>3667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B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2837" calcext:value-type="float">
            <text:p>2837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B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B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3029" calcext:value-type="float">
            <text:p>3029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B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3238" calcext:value-type="float">
            <text:p>3238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B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2247" calcext:value-type="float">
            <text:p>2247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B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1315" calcext:value-type="float">
            <text:p>1315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B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778" calcext:value-type="float">
            <text:p>778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B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B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B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B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B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B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B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B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B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B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B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B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B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B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B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BF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BF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BF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274" calcext:value-type="float">
            <text:p>274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BF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BF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BF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BF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BF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BF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BF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BF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BF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BF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BF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B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B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B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B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B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B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B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B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B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B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B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B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B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B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B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B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B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B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B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B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B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B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B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B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B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B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B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B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BJ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BJ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277" calcext:value-type="float">
            <text:p>277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BJ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428" calcext:value-type="float">
            <text:p>428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BJ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327" calcext:value-type="float">
            <text:p>327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BJ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BJ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BJ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BJ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BJ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239" calcext:value-type="float">
            <text:p>239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BJ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BJ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BJ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BJ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BJ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B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B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B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B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B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B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B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B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B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B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B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B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B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B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B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B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1182" calcext:value-type="float">
            <text:p>1182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B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797" calcext:value-type="float">
            <text:p>797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B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518" calcext:value-type="float">
            <text:p>518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B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B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B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B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B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831" calcext:value-type="float">
            <text:p>831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B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588" calcext:value-type="float">
            <text:p>588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B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B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254" calcext:value-type="float">
            <text:p>254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B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B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233" calcext:value-type="float">
            <text:p>233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B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1894" calcext:value-type="float">
            <text:p>1894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B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7268" calcext:value-type="float">
            <text:p>7268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B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11568" calcext:value-type="float">
            <text:p>11568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B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11906" calcext:value-type="float">
            <text:p>11906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B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8623" calcext:value-type="float">
            <text:p>8623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B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5085" calcext:value-type="float">
            <text:p>5085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B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4494" calcext:value-type="float">
            <text:p>4494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B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1859" calcext:value-type="float">
            <text:p>1859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B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6719" calcext:value-type="float">
            <text:p>6719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B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7215" calcext:value-type="float">
            <text:p>7215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B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5395" calcext:value-type="float">
            <text:p>5395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B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3582" calcext:value-type="float">
            <text:p>3582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B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2384" calcext:value-type="float">
            <text:p>2384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B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2496" calcext:value-type="float">
            <text:p>2496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B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B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B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B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B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B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B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B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B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B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B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B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B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B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B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B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B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B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B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B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B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B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B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B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B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B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B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B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B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B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B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605" calcext:value-type="float">
            <text:p>605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B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488" calcext:value-type="float">
            <text:p>488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B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267" calcext:value-type="float">
            <text:p>267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B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B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B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B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B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B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B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B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B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B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B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B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B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B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B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B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B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B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B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B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B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B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B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C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C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C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C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C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C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C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C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C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C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C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C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C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485" calcext:value-type="float">
            <text:p>485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C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4048" calcext:value-type="float">
            <text:p>4048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C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5833" calcext:value-type="float">
            <text:p>5833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C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4151" calcext:value-type="float">
            <text:p>4151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C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2549" calcext:value-type="float">
            <text:p>2549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C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1295" calcext:value-type="float">
            <text:p>1295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602" calcext:value-type="float">
            <text:p>602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718" calcext:value-type="float">
            <text:p>718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C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4422" calcext:value-type="float">
            <text:p>4422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C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5146" calcext:value-type="float">
            <text:p>5146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C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3309" calcext:value-type="float">
            <text:p>3309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C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1724" calcext:value-type="float">
            <text:p>1724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C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855" calcext:value-type="float">
            <text:p>855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C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C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C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C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C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C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C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C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C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C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C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C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C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C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C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C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C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C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C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C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C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C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C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C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C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C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C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C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C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C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C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C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C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C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C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C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C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C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C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C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C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C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518" calcext:value-type="float">
            <text:p>518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C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842" calcext:value-type="float">
            <text:p>842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C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584" calcext:value-type="float">
            <text:p>584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C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284" calcext:value-type="float">
            <text:p>284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C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C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C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C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C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530" calcext:value-type="float">
            <text:p>530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C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293" calcext:value-type="float">
            <text:p>293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C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C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C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C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1131" calcext:value-type="float">
            <text:p>1131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C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19111" calcext:value-type="float">
            <text:p>19111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C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29399" calcext:value-type="float">
            <text:p>29399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C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25206" calcext:value-type="float">
            <text:p>25206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C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25593" calcext:value-type="float">
            <text:p>25593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C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21429" calcext:value-type="float">
            <text:p>21429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C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21771" calcext:value-type="float">
            <text:p>21771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C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1420" calcext:value-type="float">
            <text:p>1420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C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14536" calcext:value-type="float">
            <text:p>14536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C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18496" calcext:value-type="float">
            <text:p>18496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C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12377" calcext:value-type="float">
            <text:p>12377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C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9899" calcext:value-type="float">
            <text:p>9899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C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7102" calcext:value-type="float">
            <text:p>7102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C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6296" calcext:value-type="float">
            <text:p>6296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C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246" calcext:value-type="float">
            <text:p>246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C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763" calcext:value-type="float">
            <text:p>763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C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1030" calcext:value-type="float">
            <text:p>1030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C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963" calcext:value-type="float">
            <text:p>963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C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743" calcext:value-type="float">
            <text:p>743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C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610" calcext:value-type="float">
            <text:p>610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C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746" calcext:value-type="float">
            <text:p>746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C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C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587" calcext:value-type="float">
            <text:p>587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C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758" calcext:value-type="float">
            <text:p>758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C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523" calcext:value-type="float">
            <text:p>523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C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C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C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C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C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C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C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C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C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C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C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C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C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C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C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C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C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C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C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C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C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C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C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C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C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C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C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C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C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C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C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C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C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C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C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C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C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C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C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C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C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C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C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C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C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DJ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DJ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302" calcext:value-type="float">
            <text:p>302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DJ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DJ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DJ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DJ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DJ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DJ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DJ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DJ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DJ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DJ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DJ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DJ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D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D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D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D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D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D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D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D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D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D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D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D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D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D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D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D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D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481" calcext:value-type="float">
            <text:p>481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D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D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D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D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D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D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D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325" calcext:value-type="float">
            <text:p>325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D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D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D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D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D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D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927" calcext:value-type="float">
            <text:p>927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D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1516" calcext:value-type="float">
            <text:p>1516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D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610" calcext:value-type="float">
            <text:p>610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D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D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234" calcext:value-type="float">
            <text:p>234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D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299" calcext:value-type="float">
            <text:p>299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D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D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1005" calcext:value-type="float">
            <text:p>1005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D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1293" calcext:value-type="float">
            <text:p>1293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D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746" calcext:value-type="float">
            <text:p>746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D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314" calcext:value-type="float">
            <text:p>314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D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D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E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E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E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E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E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E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E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E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E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E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E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E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E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E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E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E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641" calcext:value-type="float">
            <text:p>641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E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827" calcext:value-type="float">
            <text:p>827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E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667" calcext:value-type="float">
            <text:p>667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E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E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E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E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E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E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343" calcext:value-type="float">
            <text:p>343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E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257" calcext:value-type="float">
            <text:p>257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E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E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E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E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E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E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E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E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E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E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E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E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E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E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E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E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E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E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915" calcext:value-type="float">
            <text:p>915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E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5095" calcext:value-type="float">
            <text:p>5095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E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5187" calcext:value-type="float">
            <text:p>5187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E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3082" calcext:value-type="float">
            <text:p>3082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E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1495" calcext:value-type="float">
            <text:p>1495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E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610" calcext:value-type="float">
            <text:p>610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E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397" calcext:value-type="float">
            <text:p>397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E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1037" calcext:value-type="float">
            <text:p>1037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E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4699" calcext:value-type="float">
            <text:p>4699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E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4424" calcext:value-type="float">
            <text:p>4424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E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2105" calcext:value-type="float">
            <text:p>2105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E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976" calcext:value-type="float">
            <text:p>976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E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E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F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F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F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F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F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F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F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F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F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F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F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F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F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F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FJ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FJ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FJ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FJ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FJ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FJ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FJ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FJ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FJ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FJ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FJ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FJ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FJ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FJ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F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F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F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F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F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F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F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F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F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F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F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F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F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F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F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F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F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F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F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F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F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244" calcext:value-type="float">
            <text:p>244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F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F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F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F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F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F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F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GB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GB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GB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GB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GB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GB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GB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GB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GB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GB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GB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GB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GB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GB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G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G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G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G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G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G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G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G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G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G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G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G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G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G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G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G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G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1266" calcext:value-type="float">
            <text:p>1266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G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1115" calcext:value-type="float">
            <text:p>1115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G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811" calcext:value-type="float">
            <text:p>811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G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G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G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G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G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791" calcext:value-type="float">
            <text:p>791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G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566" calcext:value-type="float">
            <text:p>566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G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G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G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G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G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551" calcext:value-type="float">
            <text:p>551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G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860" calcext:value-type="float">
            <text:p>860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G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570" calcext:value-type="float">
            <text:p>570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G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282" calcext:value-type="float">
            <text:p>282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G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G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G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G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314" calcext:value-type="float">
            <text:p>314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G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G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G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G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G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G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G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G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G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G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G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G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G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G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G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G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G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G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G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G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G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G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G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G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G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G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G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G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G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G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G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G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G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G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G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G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G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G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G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G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G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G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G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G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G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G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G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G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G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G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G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G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G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G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G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G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G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G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G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G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G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G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G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G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G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G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G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G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G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G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G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G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G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G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G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H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H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H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H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H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H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H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578" calcext:value-type="float">
            <text:p>578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H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H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H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H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H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H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H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H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H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H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H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246" calcext:value-type="float">
            <text:p>246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H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277" calcext:value-type="float">
            <text:p>277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H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H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H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H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H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H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258" calcext:value-type="float">
            <text:p>258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H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H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H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H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H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836" calcext:value-type="float">
            <text:p>836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H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898" calcext:value-type="float">
            <text:p>898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H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613" calcext:value-type="float">
            <text:p>613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H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H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H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H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H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914" calcext:value-type="float">
            <text:p>914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H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857" calcext:value-type="float">
            <text:p>857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H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H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H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H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H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H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H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H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H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H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H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H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H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H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H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H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H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H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I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I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I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I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I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I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I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I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I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I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I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I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I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I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I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1588" calcext:value-type="float">
            <text:p>1588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I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20963" calcext:value-type="float">
            <text:p>20963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I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31090" calcext:value-type="float">
            <text:p>31090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I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30829" calcext:value-type="float">
            <text:p>30829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I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24230" calcext:value-type="float">
            <text:p>24230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I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15308" calcext:value-type="float">
            <text:p>15308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I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8534" calcext:value-type="float">
            <text:p>8534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I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2250" calcext:value-type="float">
            <text:p>2250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I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14495" calcext:value-type="float">
            <text:p>14495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I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17287" calcext:value-type="float">
            <text:p>17287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I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11768" calcext:value-type="float">
            <text:p>11768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I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7516" calcext:value-type="float">
            <text:p>7516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I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4594" calcext:value-type="float">
            <text:p>4594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I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2697" calcext:value-type="float">
            <text:p>2697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IQ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IQ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627" calcext:value-type="float">
            <text:p>627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IQ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IQ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IQ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IQ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IQ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IQ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IQ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IQ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241" calcext:value-type="float">
            <text:p>241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IQ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IQ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IQ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IQ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I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I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I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I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I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295" calcext:value-type="float">
            <text:p>295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I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I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642" calcext:value-type="float">
            <text:p>642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I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I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593" calcext:value-type="float">
            <text:p>593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I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I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322" calcext:value-type="float">
            <text:p>322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I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I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I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647" calcext:value-type="float">
            <text:p>647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I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I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I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I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I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I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I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I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I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I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I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I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I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I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I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I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J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J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J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J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J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J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J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J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J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J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J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J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J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J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J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J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J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J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J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J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J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J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J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J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J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J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J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J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JP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JP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246" calcext:value-type="float">
            <text:p>246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JP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572" calcext:value-type="float">
            <text:p>572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JP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676" calcext:value-type="float">
            <text:p>676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JP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1494" calcext:value-type="float">
            <text:p>1494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JP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1509" calcext:value-type="float">
            <text:p>1509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JP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3816" calcext:value-type="float">
            <text:p>381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JP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JP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JP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JP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JP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JP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JP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1958" calcext:value-type="float">
            <text:p>1958</text:p>
          </table:table-cell>
          <table:table-cell table:number-columns-repeated="2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K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264" calcext:value-type="float">
            <text:p>264</text:p>
          </table:table-cell>
          <table:table-cell table:number-columns-repeated="2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K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3739" calcext:value-type="float">
            <text:p>3739</text:p>
          </table:table-cell>
          <table:table-cell table:number-columns-repeated="2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K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6653" calcext:value-type="float">
            <text:p>6653</text:p>
          </table:table-cell>
          <table:table-cell table:number-columns-repeated="2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K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3548" calcext:value-type="float">
            <text:p>3548</text:p>
          </table:table-cell>
          <table:table-cell table:number-columns-repeated="2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K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1630" calcext:value-type="float">
            <text:p>1630</text:p>
          </table:table-cell>
          <table:table-cell table:number-columns-repeated="2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K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630" calcext:value-type="float">
            <text:p>630</text:p>
          </table:table-cell>
          <table:table-cell table:number-columns-repeated="2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K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414" calcext:value-type="float">
            <text:p>414</text:p>
          </table:table-cell>
          <table:table-cell table:number-columns-repeated="2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K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K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3916" calcext:value-type="float">
            <text:p>3916</text:p>
          </table:table-cell>
          <table:table-cell table:number-columns-repeated="2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K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4363" calcext:value-type="float">
            <text:p>4363</text:p>
          </table:table-cell>
          <table:table-cell table:number-columns-repeated="2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K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1874" calcext:value-type="float">
            <text:p>1874</text:p>
          </table:table-cell>
          <table:table-cell table:number-columns-repeated="2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K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831" calcext:value-type="float">
            <text:p>831</text:p>
          </table:table-cell>
          <table:table-cell table:number-columns-repeated="2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K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K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K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K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K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K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K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K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K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K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K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K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K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K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K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K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K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K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519" calcext:value-type="float">
            <text:p>519</text:p>
          </table:table-cell>
          <table:table-cell table:number-columns-repeated="2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K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1323" calcext:value-type="float">
            <text:p>1323</text:p>
          </table:table-cell>
          <table:table-cell table:number-columns-repeated="2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K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1618" calcext:value-type="float">
            <text:p>1618</text:p>
          </table:table-cell>
          <table:table-cell table:number-columns-repeated="2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K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1456" calcext:value-type="float">
            <text:p>1456</text:p>
          </table:table-cell>
          <table:table-cell table:number-columns-repeated="2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K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1373" calcext:value-type="float">
            <text:p>1373</text:p>
          </table:table-cell>
          <table:table-cell table:number-columns-repeated="2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K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1058" calcext:value-type="float">
            <text:p>1058</text:p>
          </table:table-cell>
          <table:table-cell table:number-columns-repeated="2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K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K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K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1157" calcext:value-type="float">
            <text:p>1157</text:p>
          </table:table-cell>
          <table:table-cell table:number-columns-repeated="2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K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1649" calcext:value-type="float">
            <text:p>1649</text:p>
          </table:table-cell>
          <table:table-cell table:number-columns-repeated="2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K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1798" calcext:value-type="float">
            <text:p>1798</text:p>
          </table:table-cell>
          <table:table-cell table:number-columns-repeated="2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K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1459" calcext:value-type="float">
            <text:p>1459</text:p>
          </table:table-cell>
          <table:table-cell table:number-columns-repeated="2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K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892" calcext:value-type="float">
            <text:p>892</text:p>
          </table:table-cell>
          <table:table-cell table:number-columns-repeated="2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K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K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K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K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K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K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K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K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K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K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K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K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K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K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K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K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K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K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K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K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K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K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K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K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K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K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K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K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KP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293" calcext:value-type="float">
            <text:p>293</text:p>
          </table:table-cell>
          <table:table-cell table:number-columns-repeated="2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KP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928" calcext:value-type="float">
            <text:p>928</text:p>
          </table:table-cell>
          <table:table-cell table:number-columns-repeated="2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KP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1508" calcext:value-type="float">
            <text:p>1508</text:p>
          </table:table-cell>
          <table:table-cell table:number-columns-repeated="2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KP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2927" calcext:value-type="float">
            <text:p>2927</text:p>
          </table:table-cell>
          <table:table-cell table:number-columns-repeated="2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KP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2519" calcext:value-type="float">
            <text:p>2519</text:p>
          </table:table-cell>
          <table:table-cell table:number-columns-repeated="2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KP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1167" calcext:value-type="float">
            <text:p>1167</text:p>
          </table:table-cell>
          <table:table-cell table:number-columns-repeated="2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KP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651" calcext:value-type="float">
            <text:p>651</text:p>
          </table:table-cell>
          <table:table-cell table:number-columns-repeated="2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KP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KP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683" calcext:value-type="float">
            <text:p>683</text:p>
          </table:table-cell>
          <table:table-cell table:number-columns-repeated="2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KP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1121" calcext:value-type="float">
            <text:p>1121</text:p>
          </table:table-cell>
          <table:table-cell table:number-columns-repeated="2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KP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2004" calcext:value-type="float">
            <text:p>2004</text:p>
          </table:table-cell>
          <table:table-cell table:number-columns-repeated="2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KP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1524" calcext:value-type="float">
            <text:p>1524</text:p>
          </table:table-cell>
          <table:table-cell table:number-columns-repeated="2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KP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591" calcext:value-type="float">
            <text:p>591</text:p>
          </table:table-cell>
          <table:table-cell table:number-columns-repeated="2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KP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357" calcext:value-type="float">
            <text:p>357</text:p>
          </table:table-cell>
          <table:table-cell table:number-columns-repeated="2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K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K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821" calcext:value-type="float">
            <text:p>821</text:p>
          </table:table-cell>
          <table:table-cell table:number-columns-repeated="2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K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1085" calcext:value-type="float">
            <text:p>1085</text:p>
          </table:table-cell>
          <table:table-cell table:number-columns-repeated="2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K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988" calcext:value-type="float">
            <text:p>988</text:p>
          </table:table-cell>
          <table:table-cell table:number-columns-repeated="2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K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853" calcext:value-type="float">
            <text:p>853</text:p>
          </table:table-cell>
          <table:table-cell table:number-columns-repeated="2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K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731" calcext:value-type="float">
            <text:p>731</text:p>
          </table:table-cell>
          <table:table-cell table:number-columns-repeated="2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K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901" calcext:value-type="float">
            <text:p>901</text:p>
          </table:table-cell>
          <table:table-cell table:number-columns-repeated="2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K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K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546" calcext:value-type="float">
            <text:p>546</text:p>
          </table:table-cell>
          <table:table-cell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K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544" calcext:value-type="float">
            <text:p>544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K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K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K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295" calcext:value-type="float">
            <text:p>295</text:p>
          </table:table-cell>
          <table:table-cell table:number-columns-repeated="2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K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795" calcext:value-type="float">
            <text:p>795</text:p>
          </table:table-cell>
          <table:table-cell table:number-columns-repeated="2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K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K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K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K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K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K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K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K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K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K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K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K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K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K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K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K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K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K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K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K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K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K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K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1057" calcext:value-type="float">
            <text:p>1057</text:p>
          </table:table-cell>
          <table:table-cell table:number-columns-repeated="2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K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1409" calcext:value-type="float">
            <text:p>1409</text:p>
          </table:table-cell>
          <table:table-cell table:number-columns-repeated="2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K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1379" calcext:value-type="float">
            <text:p>1379</text:p>
          </table:table-cell>
          <table:table-cell table:number-columns-repeated="2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K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923" calcext:value-type="float">
            <text:p>923</text:p>
          </table:table-cell>
          <table:table-cell table:number-columns-repeated="2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K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439" calcext:value-type="float">
            <text:p>439</text:p>
          </table:table-cell>
          <table:table-cell table:number-columns-repeated="2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K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K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K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999" calcext:value-type="float">
            <text:p>999</text:p>
          </table:table-cell>
          <table:table-cell table:number-columns-repeated="2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K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1079" calcext:value-type="float">
            <text:p>1079</text:p>
          </table:table-cell>
          <table:table-cell table:number-columns-repeated="2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K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599" calcext:value-type="float">
            <text:p>599</text:p>
          </table:table-cell>
          <table:table-cell table:number-columns-repeated="2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K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K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K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L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L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L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L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L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L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L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L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L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L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L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L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L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L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LB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LB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LB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LB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LB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LB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LB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LB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LB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LB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LB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LB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LB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LB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L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L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L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L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L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L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L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L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L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L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L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L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L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L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L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L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266" calcext:value-type="float">
            <text:p>266</text:p>
          </table:table-cell>
          <table:table-cell table:number-columns-repeated="2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L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L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695" calcext:value-type="float">
            <text:p>695</text:p>
          </table:table-cell>
          <table:table-cell table:number-columns-repeated="2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L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793" calcext:value-type="float">
            <text:p>793</text:p>
          </table:table-cell>
          <table:table-cell table:number-columns-repeated="2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L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L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L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L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L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264" calcext:value-type="float">
            <text:p>264</text:p>
          </table:table-cell>
          <table:table-cell table:number-columns-repeated="2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L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L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L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L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L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L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L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L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L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L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L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L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L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L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L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L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L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L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L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L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L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L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517" calcext:value-type="float">
            <text:p>517</text:p>
          </table:table-cell>
          <table:table-cell table:number-columns-repeated="2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L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L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L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L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L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L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336" calcext:value-type="float">
            <text:p>336</text:p>
          </table:table-cell>
          <table:table-cell table:number-columns-repeated="2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L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L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L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L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L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L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L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L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L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L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L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L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L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L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L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L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L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L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LV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LV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LV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LV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LV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LV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LV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LV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LV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LV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LV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LV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LV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LV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L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L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L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239" calcext:value-type="float">
            <text:p>239</text:p>
          </table:table-cell>
          <table:table-cell table:number-columns-repeated="2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L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L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L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L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L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L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L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L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L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L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L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M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M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2061" calcext:value-type="float">
            <text:p>2061</text:p>
          </table:table-cell>
          <table:table-cell table:number-columns-repeated="2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M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2423" calcext:value-type="float">
            <text:p>2423</text:p>
          </table:table-cell>
          <table:table-cell table:number-columns-repeated="2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M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1705" calcext:value-type="float">
            <text:p>1705</text:p>
          </table:table-cell>
          <table:table-cell table:number-columns-repeated="2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M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855" calcext:value-type="float">
            <text:p>855</text:p>
          </table:table-cell>
          <table:table-cell table:number-columns-repeated="2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M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485" calcext:value-type="float">
            <text:p>485</text:p>
          </table:table-cell>
          <table:table-cell table:number-columns-repeated="2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M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595" calcext:value-type="float">
            <text:p>595</text:p>
          </table:table-cell>
          <table:table-cell table:number-columns-repeated="2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M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M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1530" calcext:value-type="float">
            <text:p>1530</text:p>
          </table:table-cell>
          <table:table-cell table:number-columns-repeated="2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M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1121" calcext:value-type="float">
            <text:p>1121</text:p>
          </table:table-cell>
          <table:table-cell table:number-columns-repeated="2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M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672" calcext:value-type="float">
            <text:p>672</text:p>
          </table:table-cell>
          <table:table-cell table:number-columns-repeated="2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M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398" calcext:value-type="float">
            <text:p>398</text:p>
          </table:table-cell>
          <table:table-cell table:number-columns-repeated="2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M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M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M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M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M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M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M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M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M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M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M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M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M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M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M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M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M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M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M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M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M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M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M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M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M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M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M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M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M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M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M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M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M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M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M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M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M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M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M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M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M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M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M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M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M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M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M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430" calcext:value-type="float">
            <text:p>430</text:p>
          </table:table-cell>
          <table:table-cell table:number-columns-repeated="2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M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M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M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M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M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M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M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M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M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M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M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M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M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1459" calcext:value-type="float">
            <text:p>1459</text:p>
          </table:table-cell>
          <table:table-cell table:number-columns-repeated="2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M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2636" calcext:value-type="float">
            <text:p>2636</text:p>
          </table:table-cell>
          <table:table-cell table:number-columns-repeated="2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M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2781" calcext:value-type="float">
            <text:p>2781</text:p>
          </table:table-cell>
          <table:table-cell table:number-columns-repeated="2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M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2161" calcext:value-type="float">
            <text:p>2161</text:p>
          </table:table-cell>
          <table:table-cell table:number-columns-repeated="2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M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1235" calcext:value-type="float">
            <text:p>1235</text:p>
          </table:table-cell>
          <table:table-cell table:number-columns-repeated="2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M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836" calcext:value-type="float">
            <text:p>836</text:p>
          </table:table-cell>
          <table:table-cell table:number-columns-repeated="2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M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M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1040" calcext:value-type="float">
            <text:p>1040</text:p>
          </table:table-cell>
          <table:table-cell table:number-columns-repeated="2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M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1592" calcext:value-type="float">
            <text:p>1592</text:p>
          </table:table-cell>
          <table:table-cell table:number-columns-repeated="2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M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1397" calcext:value-type="float">
            <text:p>1397</text:p>
          </table:table-cell>
          <table:table-cell table:number-columns-repeated="2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M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987" calcext:value-type="float">
            <text:p>987</text:p>
          </table:table-cell>
          <table:table-cell table:number-columns-repeated="2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M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592" calcext:value-type="float">
            <text:p>592</text:p>
          </table:table-cell>
          <table:table-cell table:number-columns-repeated="2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M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M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M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M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M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M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M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M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M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M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M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M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M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M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M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M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M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M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M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M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M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M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M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M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M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M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M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M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M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MP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MP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MP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MP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MP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MP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MP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MP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MP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MP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MP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MP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MP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MP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M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M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M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M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M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M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M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M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M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M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M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M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M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M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M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M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M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M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M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M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M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MV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MV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MV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MV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MV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MV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MV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MV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MV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MV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MV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MV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MV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MV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M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M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653" calcext:value-type="float">
            <text:p>653</text:p>
          </table:table-cell>
          <table:table-cell table:number-columns-repeated="2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M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1476" calcext:value-type="float">
            <text:p>1476</text:p>
          </table:table-cell>
          <table:table-cell table:number-columns-repeated="2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M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1113" calcext:value-type="float">
            <text:p>1113</text:p>
          </table:table-cell>
          <table:table-cell table:number-columns-repeated="2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M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585" calcext:value-type="float">
            <text:p>585</text:p>
          </table:table-cell>
          <table:table-cell table:number-columns-repeated="2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M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M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M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M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1038" calcext:value-type="float">
            <text:p>1038</text:p>
          </table:table-cell>
          <table:table-cell table:number-columns-repeated="2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M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1481" calcext:value-type="float">
            <text:p>1481</text:p>
          </table:table-cell>
          <table:table-cell table:number-columns-repeated="2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M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831" calcext:value-type="float">
            <text:p>831</text:p>
          </table:table-cell>
          <table:table-cell table:number-columns-repeated="2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M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M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M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MX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MX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1079" calcext:value-type="float">
            <text:p>1079</text:p>
          </table:table-cell>
          <table:table-cell table:number-columns-repeated="2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MX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1387" calcext:value-type="float">
            <text:p>1387</text:p>
          </table:table-cell>
          <table:table-cell table:number-columns-repeated="2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MX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1162" calcext:value-type="float">
            <text:p>1162</text:p>
          </table:table-cell>
          <table:table-cell table:number-columns-repeated="2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MX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1235" calcext:value-type="float">
            <text:p>1235</text:p>
          </table:table-cell>
          <table:table-cell table:number-columns-repeated="2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MX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972" calcext:value-type="float">
            <text:p>972</text:p>
          </table:table-cell>
          <table:table-cell table:number-columns-repeated="2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MX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1126" calcext:value-type="float">
            <text:p>1126</text:p>
          </table:table-cell>
          <table:table-cell table:number-columns-repeated="2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MX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MX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663" calcext:value-type="float">
            <text:p>663</text:p>
          </table:table-cell>
          <table:table-cell table:number-columns-repeated="2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MX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828" calcext:value-type="float">
            <text:p>828</text:p>
          </table:table-cell>
          <table:table-cell table:number-columns-repeated="2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MX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698" calcext:value-type="float">
            <text:p>698</text:p>
          </table:table-cell>
          <table:table-cell table:number-columns-repeated="2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MX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832" calcext:value-type="float">
            <text:p>832</text:p>
          </table:table-cell>
          <table:table-cell table:number-columns-repeated="2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MX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595" calcext:value-type="float">
            <text:p>595</text:p>
          </table:table-cell>
          <table:table-cell table:number-columns-repeated="2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MX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709" calcext:value-type="float">
            <text:p>709</text:p>
          </table:table-cell>
          <table:table-cell table:number-columns-repeated="2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M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M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694" calcext:value-type="float">
            <text:p>694</text:p>
          </table:table-cell>
          <table:table-cell table:number-columns-repeated="2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M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1138" calcext:value-type="float">
            <text:p>1138</text:p>
          </table:table-cell>
          <table:table-cell table:number-columns-repeated="2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M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1177" calcext:value-type="float">
            <text:p>1177</text:p>
          </table:table-cell>
          <table:table-cell table:number-columns-repeated="2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M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908" calcext:value-type="float">
            <text:p>908</text:p>
          </table:table-cell>
          <table:table-cell table:number-columns-repeated="2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M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814" calcext:value-type="float">
            <text:p>814</text:p>
          </table:table-cell>
          <table:table-cell table:number-columns-repeated="2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M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891" calcext:value-type="float">
            <text:p>891</text:p>
          </table:table-cell>
          <table:table-cell table:number-columns-repeated="2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M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M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M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564" calcext:value-type="float">
            <text:p>564</text:p>
          </table:table-cell>
          <table:table-cell table:number-columns-repeated="2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M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M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M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M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N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N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N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874" calcext:value-type="float">
            <text:p>874</text:p>
          </table:table-cell>
          <table:table-cell table:number-columns-repeated="2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N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665" calcext:value-type="float">
            <text:p>665</text:p>
          </table:table-cell>
          <table:table-cell table:number-columns-repeated="2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N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N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N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N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N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N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654" calcext:value-type="float">
            <text:p>654</text:p>
          </table:table-cell>
          <table:table-cell table:number-columns-repeated="2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N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N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N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N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N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N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N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N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N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N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N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N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N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N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N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N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N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N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N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N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N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N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N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N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N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N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N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N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N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N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N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N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N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N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2173" calcext:value-type="float">
            <text:p>2173</text:p>
          </table:table-cell>
          <table:table-cell table:number-columns-repeated="2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N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3164" calcext:value-type="float">
            <text:p>3164</text:p>
          </table:table-cell>
          <table:table-cell table:number-columns-repeated="2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N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1836" calcext:value-type="float">
            <text:p>1836</text:p>
          </table:table-cell>
          <table:table-cell table:number-columns-repeated="2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N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1091" calcext:value-type="float">
            <text:p>1091</text:p>
          </table:table-cell>
          <table:table-cell table:number-columns-repeated="2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N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566" calcext:value-type="float">
            <text:p>566</text:p>
          </table:table-cell>
          <table:table-cell table:number-columns-repeated="2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N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N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239" calcext:value-type="float">
            <text:p>239</text:p>
          </table:table-cell>
          <table:table-cell table:number-columns-repeated="2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N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2934" calcext:value-type="float">
            <text:p>2934</text:p>
          </table:table-cell>
          <table:table-cell table:number-columns-repeated="2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N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2434" calcext:value-type="float">
            <text:p>2434</text:p>
          </table:table-cell>
          <table:table-cell table:number-columns-repeated="2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N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1110" calcext:value-type="float">
            <text:p>1110</text:p>
          </table:table-cell>
          <table:table-cell table:number-columns-repeated="2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N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676" calcext:value-type="float">
            <text:p>676</text:p>
          </table:table-cell>
          <table:table-cell table:number-columns-repeated="2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N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N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231" calcext:value-type="float">
            <text:p>231</text:p>
          </table:table-cell>
          <table:table-cell table:number-columns-repeated="2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N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N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N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N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N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N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N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N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N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N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N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N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N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N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N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N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N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N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N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N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N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N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N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N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N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N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N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N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N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N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N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N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N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N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N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N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N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N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N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N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NP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NP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1904" calcext:value-type="float">
            <text:p>1904</text:p>
          </table:table-cell>
          <table:table-cell table:number-columns-repeated="2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NP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1763" calcext:value-type="float">
            <text:p>1763</text:p>
          </table:table-cell>
          <table:table-cell table:number-columns-repeated="2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NP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1713" calcext:value-type="float">
            <text:p>1713</text:p>
          </table:table-cell>
          <table:table-cell table:number-columns-repeated="2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NP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1491" calcext:value-type="float">
            <text:p>1491</text:p>
          </table:table-cell>
          <table:table-cell table:number-columns-repeated="2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NP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1294" calcext:value-type="float">
            <text:p>1294</text:p>
          </table:table-cell>
          <table:table-cell table:number-columns-repeated="2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NP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772" calcext:value-type="float">
            <text:p>772</text:p>
          </table:table-cell>
          <table:table-cell table:number-columns-repeated="2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NP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NP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1267" calcext:value-type="float">
            <text:p>1267</text:p>
          </table:table-cell>
          <table:table-cell table:number-columns-repeated="2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NP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1078" calcext:value-type="float">
            <text:p>1078</text:p>
          </table:table-cell>
          <table:table-cell table:number-columns-repeated="2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NP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833" calcext:value-type="float">
            <text:p>833</text:p>
          </table:table-cell>
          <table:table-cell table:number-columns-repeated="2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NP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575" calcext:value-type="float">
            <text:p>575</text:p>
          </table:table-cell>
          <table:table-cell table:number-columns-repeated="2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NP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string" calcext:value-type="string">
            <text:p>NP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N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N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N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N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N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N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N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N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N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N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N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N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N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N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N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N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N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O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O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O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string" calcext:value-type="string">
            <text:p>O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O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O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O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O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O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O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O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O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O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O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P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P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P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P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P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P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P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P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P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P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string" calcext:value-type="string">
            <text:p>P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P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P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P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P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552" calcext:value-type="float">
            <text:p>552</text:p>
          </table:table-cell>
          <table:table-cell table:number-columns-repeated="2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P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5290" calcext:value-type="float">
            <text:p>5290</text:p>
          </table:table-cell>
          <table:table-cell table:number-columns-repeated="2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P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2875" calcext:value-type="float">
            <text:p>2875</text:p>
          </table:table-cell>
          <table:table-cell table:number-columns-repeated="2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P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1546" calcext:value-type="float">
            <text:p>1546</text:p>
          </table:table-cell>
          <table:table-cell table:number-columns-repeated="2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P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1041" calcext:value-type="float">
            <text:p>1041</text:p>
          </table:table-cell>
          <table:table-cell table:number-columns-repeated="2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string" calcext:value-type="string">
            <text:p>P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801" calcext:value-type="float">
            <text:p>801</text:p>
          </table:table-cell>
          <table:table-cell table:number-columns-repeated="2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P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796" calcext:value-type="float">
            <text:p>796</text:p>
          </table:table-cell>
          <table:table-cell table:number-columns-repeated="2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P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633" calcext:value-type="float">
            <text:p>633</text:p>
          </table:table-cell>
          <table:table-cell table:number-columns-repeated="2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P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3686" calcext:value-type="float">
            <text:p>3686</text:p>
          </table:table-cell>
          <table:table-cell table:number-columns-repeated="2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P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2472" calcext:value-type="float">
            <text:p>2472</text:p>
          </table:table-cell>
          <table:table-cell table:number-columns-repeated="2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P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1156" calcext:value-type="float">
            <text:p>1156</text:p>
          </table:table-cell>
          <table:table-cell table:number-columns-repeated="2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P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609" calcext:value-type="float">
            <text:p>609</text:p>
          </table:table-cell>
          <table:table-cell table:number-columns-repeated="2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P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499" calcext:value-type="float">
            <text:p>499</text:p>
          </table:table-cell>
          <table:table-cell table:number-columns-repeated="2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P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624" calcext:value-type="float">
            <text:p>624</text:p>
          </table:table-cell>
          <table:table-cell table:number-columns-repeated="2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PF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PF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string" calcext:value-type="string">
            <text:p>PF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PF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PF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PF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PF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PF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string" calcext:value-type="string">
            <text:p>PF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PF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PF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PF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string" calcext:value-type="string">
            <text:p>PF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PF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P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P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P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P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P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P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P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P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P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string" calcext:value-type="string">
            <text:p>P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P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P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P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P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P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P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498" calcext:value-type="float">
            <text:p>498</text:p>
          </table:table-cell>
          <table:table-cell table:number-columns-repeated="2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string" calcext:value-type="string">
            <text:p>P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P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P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string" calcext:value-type="string">
            <text:p>P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string" calcext:value-type="string">
            <text:p>P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P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string" calcext:value-type="string">
            <text:p>P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591" calcext:value-type="float">
            <text:p>591</text:p>
          </table:table-cell>
          <table:table-cell table:number-columns-repeated="2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P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string" calcext:value-type="string">
            <text:p>P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274" calcext:value-type="float">
            <text:p>274</text:p>
          </table:table-cell>
          <table:table-cell table:number-columns-repeated="2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string" calcext:value-type="string">
            <text:p>P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P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string" calcext:value-type="string">
            <text:p>P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string" calcext:value-type="string">
            <text:p>P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P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P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string" calcext:value-type="string">
            <text:p>P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812" calcext:value-type="float">
            <text:p>812</text:p>
          </table:table-cell>
          <table:table-cell table:number-columns-repeated="2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P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782" calcext:value-type="float">
            <text:p>782</text:p>
          </table:table-cell>
          <table:table-cell table:number-columns-repeated="2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string" calcext:value-type="string">
            <text:p>P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P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string" calcext:value-type="string">
            <text:p>P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string" calcext:value-type="string">
            <text:p>P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string" calcext:value-type="string">
            <text:p>P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P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string" calcext:value-type="string">
            <text:p>P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string" calcext:value-type="string">
            <text:p>P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string" calcext:value-type="string">
            <text:p>P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421" calcext:value-type="float">
            <text:p>421</text:p>
          </table:table-cell>
          <table:table-cell table:number-columns-repeated="2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P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P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string" calcext:value-type="string">
            <text:p>P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string" calcext:value-type="string">
            <text:p>P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string" calcext:value-type="string">
            <text:p>P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string" calcext:value-type="string">
            <text:p>P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P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P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P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string" calcext:value-type="string">
            <text:p>P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P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string" calcext:value-type="string">
            <text:p>P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string" calcext:value-type="string">
            <text:p>P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string" calcext:value-type="string">
            <text:p>P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P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P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P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string" calcext:value-type="string">
            <text:p>P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string" calcext:value-type="string">
            <text:p>P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string" calcext:value-type="string">
            <text:p>P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P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P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P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P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string" calcext:value-type="string">
            <text:p>P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P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string" calcext:value-type="string">
            <text:p>P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P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P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string" calcext:value-type="string">
            <text:p>P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P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string" calcext:value-type="string">
            <text:p>P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P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string" calcext:value-type="string">
            <text:p>P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P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P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P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string" calcext:value-type="string">
            <text:p>P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string" calcext:value-type="string">
            <text:p>P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P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string" calcext:value-type="string">
            <text:p>P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string" calcext:value-type="string">
            <text:p>P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Q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Q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Q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string" calcext:value-type="string">
            <text:p>Q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string" calcext:value-type="string">
            <text:p>Q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string" calcext:value-type="string">
            <text:p>Q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string" calcext:value-type="string">
            <text:p>Q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string" calcext:value-type="string">
            <text:p>Q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string" calcext:value-type="string">
            <text:p>Q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string" calcext:value-type="string">
            <text:p>Q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string" calcext:value-type="string">
            <text:p>Q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string" calcext:value-type="string">
            <text:p>Q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Q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Q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string" calcext:value-type="string">
            <text:p>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string" calcext:value-type="string">
            <text:p>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832" calcext:value-type="float">
            <text:p>832</text:p>
          </table:table-cell>
          <table:table-cell table:number-columns-repeated="2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string" calcext:value-type="string">
            <text:p>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1508" calcext:value-type="float">
            <text:p>1508</text:p>
          </table:table-cell>
          <table:table-cell table:number-columns-repeated="2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1799" calcext:value-type="float">
            <text:p>1799</text:p>
          </table:table-cell>
          <table:table-cell table:number-columns-repeated="2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1684" calcext:value-type="float">
            <text:p>1684</text:p>
          </table:table-cell>
          <table:table-cell table:number-columns-repeated="2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string" calcext:value-type="string">
            <text:p>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916" calcext:value-type="float">
            <text:p>916</text:p>
          </table:table-cell>
          <table:table-cell table:number-columns-repeated="2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533" calcext:value-type="float">
            <text:p>533</text:p>
          </table:table-cell>
          <table:table-cell table:number-columns-repeated="2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701" calcext:value-type="float">
            <text:p>701</text:p>
          </table:table-cell>
          <table:table-cell table:number-columns-repeated="2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766" calcext:value-type="float">
            <text:p>766</text:p>
          </table:table-cell>
          <table:table-cell table:number-columns-repeated="2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string" calcext:value-type="string">
            <text:p>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341" calcext:value-type="float">
            <text:p>341</text:p>
          </table:table-cell>
          <table:table-cell table:number-columns-repeated="2"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string" calcext:value-type="string">
            <text:p>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string" calcext:value-type="string">
            <text:p>R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string" calcext:value-type="string">
            <text:p>R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295" calcext:value-type="float">
            <text:p>295</text:p>
          </table:table-cell>
          <table:table-cell table:number-columns-repeated="2"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string" calcext:value-type="string">
            <text:p>R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526" calcext:value-type="float">
            <text:p>526</text:p>
          </table:table-cell>
          <table:table-cell table:number-columns-repeated="2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string" calcext:value-type="string">
            <text:p>R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596" calcext:value-type="float">
            <text:p>596</text:p>
          </table:table-cell>
          <table:table-cell table:number-columns-repeated="2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string" calcext:value-type="string">
            <text:p>R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402" calcext:value-type="float">
            <text:p>402</text:p>
          </table:table-cell>
          <table:table-cell table:number-columns-repeated="2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R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string" calcext:value-type="string">
            <text:p>R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string" calcext:value-type="string">
            <text:p>R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R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R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R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R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string" calcext:value-type="string">
            <text:p>R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string" calcext:value-type="string">
            <text:p>R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string" calcext:value-type="string">
            <text:p>R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string" calcext:value-type="string">
            <text:p>R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string" calcext:value-type="string">
            <text:p>R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974" calcext:value-type="float">
            <text:p>974</text:p>
          </table:table-cell>
          <table:table-cell table:number-columns-repeated="2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string" calcext:value-type="string">
            <text:p>R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824" calcext:value-type="float">
            <text:p>824</text:p>
          </table:table-cell>
          <table:table-cell table:number-columns-repeated="2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R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string" calcext:value-type="string">
            <text:p>R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string" calcext:value-type="string">
            <text:p>R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R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string" calcext:value-type="string">
            <text:p>R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string" calcext:value-type="string">
            <text:p>R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string" calcext:value-type="string">
            <text:p>R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R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R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string" calcext:value-type="string">
            <text:p>R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S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string" calcext:value-type="string">
            <text:p>S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string" calcext:value-type="string">
            <text:p>S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268" calcext:value-type="float">
            <text:p>268</text:p>
          </table:table-cell>
          <table:table-cell table:number-columns-repeated="2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string" calcext:value-type="string">
            <text:p>S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string" calcext:value-type="string">
            <text:p>S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S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string" calcext:value-type="string">
            <text:p>S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string" calcext:value-type="string">
            <text:p>S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S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S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string" calcext:value-type="string">
            <text:p>S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string" calcext:value-type="string">
            <text:p>S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S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S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SB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string" calcext:value-type="string">
            <text:p>SB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string" calcext:value-type="string">
            <text:p>SB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SB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string" calcext:value-type="string">
            <text:p>SB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string" calcext:value-type="string">
            <text:p>SB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SB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SB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SB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SB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SB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SB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string" calcext:value-type="string">
            <text:p>SB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string" calcext:value-type="string">
            <text:p>SB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S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string" calcext:value-type="string">
            <text:p>S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S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string" calcext:value-type="string">
            <text:p>S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string" calcext:value-type="string">
            <text:p>S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S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string" calcext:value-type="string">
            <text:p>S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S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string" calcext:value-type="string">
            <text:p>S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785" calcext:value-type="float">
            <text:p>785</text:p>
          </table:table-cell>
          <table:table-cell table:number-columns-repeated="2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S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1028" calcext:value-type="float">
            <text:p>1028</text:p>
          </table:table-cell>
          <table:table-cell table:number-columns-repeated="2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S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1511" calcext:value-type="float">
            <text:p>1511</text:p>
          </table:table-cell>
          <table:table-cell table:number-columns-repeated="2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string" calcext:value-type="string">
            <text:p>S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1351" calcext:value-type="float">
            <text:p>1351</text:p>
          </table:table-cell>
          <table:table-cell table:number-columns-repeated="2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S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1119" calcext:value-type="float">
            <text:p>1119</text:p>
          </table:table-cell>
          <table:table-cell table:number-columns-repeated="2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S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638" calcext:value-type="float">
            <text:p>638</text:p>
          </table:table-cell>
          <table:table-cell table:number-columns-repeated="2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string" calcext:value-type="string">
            <text:p>S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677" calcext:value-type="float">
            <text:p>677</text:p>
          </table:table-cell>
          <table:table-cell table:number-columns-repeated="2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string" calcext:value-type="string">
            <text:p>S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817" calcext:value-type="float">
            <text:p>817</text:p>
          </table:table-cell>
          <table:table-cell table:number-columns-repeated="2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string" calcext:value-type="string">
            <text:p>S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925" calcext:value-type="float">
            <text:p>925</text:p>
          </table:table-cell>
          <table:table-cell table:number-columns-repeated="2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S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1134" calcext:value-type="float">
            <text:p>1134</text:p>
          </table:table-cell>
          <table:table-cell table:number-columns-repeated="2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string" calcext:value-type="string">
            <text:p>S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905" calcext:value-type="float">
            <text:p>905</text:p>
          </table:table-cell>
          <table:table-cell table:number-columns-repeated="2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string" calcext:value-type="string">
            <text:p>S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771" calcext:value-type="float">
            <text:p>771</text:p>
          </table:table-cell>
          <table:table-cell table:number-columns-repeated="2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string" calcext:value-type="string">
            <text:p>S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327" calcext:value-type="float">
            <text:p>327</text:p>
          </table:table-cell>
          <table:table-cell table:number-columns-repeated="2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string" calcext:value-type="string">
            <text:p>S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S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S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string" calcext:value-type="string">
            <text:p>S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S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S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S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string" calcext:value-type="string">
            <text:p>S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S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S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string" calcext:value-type="string">
            <text:p>S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S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string" calcext:value-type="string">
            <text:p>S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S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S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S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string" calcext:value-type="string">
            <text:p>S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S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S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S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string" calcext:value-type="string">
            <text:p>S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S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S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S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string" calcext:value-type="string">
            <text:p>S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S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S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S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S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S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S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S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S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S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S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S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S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S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string" calcext:value-type="string">
            <text:p>S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S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S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S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S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string" calcext:value-type="string">
            <text:p>S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string" calcext:value-type="string">
            <text:p>S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string" calcext:value-type="string">
            <text:p>S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string" calcext:value-type="string">
            <text:p>S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string" calcext:value-type="string">
            <text:p>S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S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S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S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S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S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S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string" calcext:value-type="string">
            <text:p>S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string" calcext:value-type="string">
            <text:p>S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S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string" calcext:value-type="string">
            <text:p>S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S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287" calcext:value-type="float">
            <text:p>287</text:p>
          </table:table-cell>
          <table:table-cell table:number-columns-repeated="2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S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S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S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S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string" calcext:value-type="string">
            <text:p>S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S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S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249" calcext:value-type="float">
            <text:p>249</text:p>
          </table:table-cell>
          <table:table-cell table:number-columns-repeated="2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S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298" calcext:value-type="float">
            <text:p>298</text:p>
          </table:table-cell>
          <table:table-cell table:number-columns-repeated="2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S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S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S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S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S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S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S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772" calcext:value-type="float">
            <text:p>772</text:p>
          </table:table-cell>
          <table:table-cell table:number-columns-repeated="2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S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1297" calcext:value-type="float">
            <text:p>1297</text:p>
          </table:table-cell>
          <table:table-cell table:number-columns-repeated="2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string" calcext:value-type="string">
            <text:p>S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857" calcext:value-type="float">
            <text:p>857</text:p>
          </table:table-cell>
          <table:table-cell table:number-columns-repeated="2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string" calcext:value-type="string">
            <text:p>S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string" calcext:value-type="string">
            <text:p>S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279" calcext:value-type="float">
            <text:p>279</text:p>
          </table:table-cell>
          <table:table-cell table:number-columns-repeated="2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string" calcext:value-type="string">
            <text:p>S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S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string" calcext:value-type="string">
            <text:p>S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521" calcext:value-type="float">
            <text:p>521</text:p>
          </table:table-cell>
          <table:table-cell table:number-columns-repeated="2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S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540" calcext:value-type="float">
            <text:p>540</text:p>
          </table:table-cell>
          <table:table-cell table:number-columns-repeated="2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S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376" calcext:value-type="float">
            <text:p>376</text:p>
          </table:table-cell>
          <table:table-cell table:number-columns-repeated="2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S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S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S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S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S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740" calcext:value-type="float">
            <text:p>740</text:p>
          </table:table-cell>
          <table:table-cell table:number-columns-repeated="2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string" calcext:value-type="string">
            <text:p>S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724" calcext:value-type="float">
            <text:p>724</text:p>
          </table:table-cell>
          <table:table-cell table:number-columns-repeated="2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S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string" calcext:value-type="string">
            <text:p>S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254" calcext:value-type="float">
            <text:p>254</text:p>
          </table:table-cell>
          <table:table-cell table:number-columns-repeated="2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S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S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S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S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S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S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S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string" calcext:value-type="string">
            <text:p>S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string" calcext:value-type="string">
            <text:p>S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S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string" calcext:value-type="string">
            <text:p>S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S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string" calcext:value-type="string">
            <text:p>S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S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S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S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S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S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S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S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S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S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S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S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S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S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S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S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S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S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S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S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S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S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S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S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S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SV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SV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SV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SV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SV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SV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SV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SV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SV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SV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SV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SV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SV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SV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S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S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S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289" calcext:value-type="float">
            <text:p>289</text:p>
          </table:table-cell>
          <table:table-cell table:number-columns-repeated="2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S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S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S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S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S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S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S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S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S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S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S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S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S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S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S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249" calcext:value-type="float">
            <text:p>249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S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S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S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S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S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S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298" calcext:value-type="float">
            <text:p>298</text:p>
          </table:table-cell>
          <table:table-cell table:number-columns-repeated="2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S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S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S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S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T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T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T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T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T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T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T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T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T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T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T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T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T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T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T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T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859" calcext:value-type="float">
            <text:p>859</text:p>
          </table:table-cell>
          <table:table-cell table:number-columns-repeated="2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string" calcext:value-type="string">
            <text:p>T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2570" calcext:value-type="float">
            <text:p>2570</text:p>
          </table:table-cell>
          <table:table-cell table:number-columns-repeated="2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string" calcext:value-type="string">
            <text:p>T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2380" calcext:value-type="float">
            <text:p>2380</text:p>
          </table:table-cell>
          <table:table-cell table:number-columns-repeated="2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string" calcext:value-type="string">
            <text:p>T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2117" calcext:value-type="float">
            <text:p>2117</text:p>
          </table:table-cell>
          <table:table-cell table:number-columns-repeated="2"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string" calcext:value-type="string">
            <text:p>T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1908" calcext:value-type="float">
            <text:p>1908</text:p>
          </table:table-cell>
          <table:table-cell table:number-columns-repeated="2"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T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2213" calcext:value-type="float">
            <text:p>2213</text:p>
          </table:table-cell>
          <table:table-cell table:number-columns-repeated="2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T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string" calcext:value-type="string">
            <text:p>T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624" calcext:value-type="float">
            <text:p>624</text:p>
          </table:table-cell>
          <table:table-cell table:number-columns-repeated="2"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string" calcext:value-type="string">
            <text:p>T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1035" calcext:value-type="float">
            <text:p>1035</text:p>
          </table:table-cell>
          <table:table-cell table:number-columns-repeated="2"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string" calcext:value-type="string">
            <text:p>T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780" calcext:value-type="float">
            <text:p>780</text:p>
          </table:table-cell>
          <table:table-cell table:number-columns-repeated="2"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T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873" calcext:value-type="float">
            <text:p>873</text:p>
          </table:table-cell>
          <table:table-cell table:number-columns-repeated="2"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T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1016" calcext:value-type="float">
            <text:p>1016</text:p>
          </table:table-cell>
          <table:table-cell table:number-columns-repeated="2"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string" calcext:value-type="string">
            <text:p>T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1321" calcext:value-type="float">
            <text:p>1321</text:p>
          </table:table-cell>
          <table:table-cell table:number-columns-repeated="2"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string" calcext:value-type="string">
            <text:p>T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string" calcext:value-type="string">
            <text:p>T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string" calcext:value-type="string">
            <text:p>T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string" calcext:value-type="string">
            <text:p>T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T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string" calcext:value-type="string">
            <text:p>T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string" calcext:value-type="string">
            <text:p>T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string" calcext:value-type="string">
            <text:p>T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string" calcext:value-type="string">
            <text:p>T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T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string" calcext:value-type="string">
            <text:p>T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string" calcext:value-type="string">
            <text:p>T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T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string" calcext:value-type="string">
            <text:p>T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string" calcext:value-type="string">
            <text:p>T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string" calcext:value-type="string">
            <text:p>T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string" calcext:value-type="string">
            <text:p>T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string" calcext:value-type="string">
            <text:p>T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string" calcext:value-type="string">
            <text:p>T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string" calcext:value-type="string">
            <text:p>T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string" calcext:value-type="string">
            <text:p>T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string" calcext:value-type="string">
            <text:p>T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string" calcext:value-type="string">
            <text:p>T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string" calcext:value-type="string">
            <text:p>T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string" calcext:value-type="string">
            <text:p>T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string" calcext:value-type="string">
            <text:p>T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string" calcext:value-type="string">
            <text:p>T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string" calcext:value-type="string">
            <text:p>T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string" calcext:value-type="string">
            <text:p>T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string" calcext:value-type="string">
            <text:p>T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string" calcext:value-type="string">
            <text:p>T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string" calcext:value-type="string">
            <text:p>T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string" calcext:value-type="string">
            <text:p>T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string" calcext:value-type="string">
            <text:p>T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string" calcext:value-type="string">
            <text:p>T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string" calcext:value-type="string">
            <text:p>T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string" calcext:value-type="string">
            <text:p>T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string" calcext:value-type="string">
            <text:p>T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string" calcext:value-type="string">
            <text:p>T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string" calcext:value-type="string">
            <text:p>T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string" calcext:value-type="string">
            <text:p>T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string" calcext:value-type="string">
            <text:p>T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string" calcext:value-type="string">
            <text:p>T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string" calcext:value-type="string">
            <text:p>T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string" calcext:value-type="string">
            <text:p>T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string" calcext:value-type="string">
            <text:p>T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string" calcext:value-type="string">
            <text:p>T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string" calcext:value-type="string">
            <text:p>T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string" calcext:value-type="string">
            <text:p>T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string" calcext:value-type="string">
            <text:p>T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string" calcext:value-type="string">
            <text:p>T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string" calcext:value-type="string">
            <text:p>T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string" calcext:value-type="string">
            <text:p>T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string" calcext:value-type="string">
            <text:p>T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2357" calcext:value-type="float">
            <text:p>2357</text:p>
          </table:table-cell>
          <table:table-cell table:number-columns-repeated="2"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string" calcext:value-type="string">
            <text:p>T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4836" calcext:value-type="float">
            <text:p>4836</text:p>
          </table:table-cell>
          <table:table-cell table:number-columns-repeated="2"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string" calcext:value-type="string">
            <text:p>T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3430" calcext:value-type="float">
            <text:p>3430</text:p>
          </table:table-cell>
          <table:table-cell table:number-columns-repeated="2"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string" calcext:value-type="string">
            <text:p>T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2022" calcext:value-type="float">
            <text:p>2022</text:p>
          </table:table-cell>
          <table:table-cell table:number-columns-repeated="2"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string" calcext:value-type="string">
            <text:p>T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1202" calcext:value-type="float">
            <text:p>1202</text:p>
          </table:table-cell>
          <table:table-cell table:number-columns-repeated="2"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string" calcext:value-type="string">
            <text:p>T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834" calcext:value-type="float">
            <text:p>834</text:p>
          </table:table-cell>
          <table:table-cell table:number-columns-repeated="2"/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string" calcext:value-type="string">
            <text:p>T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257" calcext:value-type="float">
            <text:p>257</text:p>
          </table:table-cell>
          <table:table-cell table:number-columns-repeated="2"/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string" calcext:value-type="string">
            <text:p>T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2106" calcext:value-type="float">
            <text:p>2106</text:p>
          </table:table-cell>
          <table:table-cell table:number-columns-repeated="2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T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3426" calcext:value-type="float">
            <text:p>3426</text:p>
          </table:table-cell>
          <table:table-cell table:number-columns-repeated="2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T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1738" calcext:value-type="float">
            <text:p>1738</text:p>
          </table:table-cell>
          <table:table-cell table:number-columns-repeated="2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T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868" calcext:value-type="float">
            <text:p>868</text:p>
          </table:table-cell>
          <table:table-cell table:number-columns-repeated="2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T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494" calcext:value-type="float">
            <text:p>494</text:p>
          </table:table-cell>
          <table:table-cell table:number-columns-repeated="2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T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U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U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693" calcext:value-type="float">
            <text:p>693</text:p>
          </table:table-cell>
          <table:table-cell table:number-columns-repeated="2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U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1552" calcext:value-type="float">
            <text:p>1552</text:p>
          </table:table-cell>
          <table:table-cell table:number-columns-repeated="2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U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2385" calcext:value-type="float">
            <text:p>2385</text:p>
          </table:table-cell>
          <table:table-cell table:number-columns-repeated="2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U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U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1062" calcext:value-type="float">
            <text:p>1062</text:p>
          </table:table-cell>
          <table:table-cell table:number-columns-repeated="2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U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532" calcext:value-type="float">
            <text:p>532</text:p>
          </table:table-cell>
          <table:table-cell table:number-columns-repeated="2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U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U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487" calcext:value-type="float">
            <text:p>487</text:p>
          </table:table-cell>
          <table:table-cell table:number-columns-repeated="2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U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590" calcext:value-type="float">
            <text:p>590</text:p>
          </table:table-cell>
          <table:table-cell table:number-columns-repeated="2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U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U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298" calcext:value-type="float">
            <text:p>298</text:p>
          </table:table-cell>
          <table:table-cell table:number-columns-repeated="2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U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U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U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U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1511" calcext:value-type="float">
            <text:p>1511</text:p>
          </table:table-cell>
          <table:table-cell table:number-columns-repeated="2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U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3497" calcext:value-type="float">
            <text:p>3497</text:p>
          </table:table-cell>
          <table:table-cell table:number-columns-repeated="2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U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2479" calcext:value-type="float">
            <text:p>2479</text:p>
          </table:table-cell>
          <table:table-cell table:number-columns-repeated="2"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string" calcext:value-type="string">
            <text:p>U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1279" calcext:value-type="float">
            <text:p>1279</text:p>
          </table:table-cell>
          <table:table-cell table:number-columns-repeated="2"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U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607" calcext:value-type="float">
            <text:p>607</text:p>
          </table:table-cell>
          <table:table-cell table:number-columns-repeated="2"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string" calcext:value-type="string">
            <text:p>U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string" calcext:value-type="string">
            <text:p>U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string" calcext:value-type="string">
            <text:p>U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1649" calcext:value-type="float">
            <text:p>1649</text:p>
          </table:table-cell>
          <table:table-cell table:number-columns-repeated="2"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string" calcext:value-type="string">
            <text:p>U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2782" calcext:value-type="float">
            <text:p>2782</text:p>
          </table:table-cell>
          <table:table-cell table:number-columns-repeated="2"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string" calcext:value-type="string">
            <text:p>U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1510" calcext:value-type="float">
            <text:p>1510</text:p>
          </table:table-cell>
          <table:table-cell table:number-columns-repeated="2"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string" calcext:value-type="string">
            <text:p>U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671" calcext:value-type="float">
            <text:p>671</text:p>
          </table:table-cell>
          <table:table-cell table:number-columns-repeated="2"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string" calcext:value-type="string">
            <text:p>U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string" calcext:value-type="string">
            <text:p>U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602" calcext:value-type="float">
            <text:p>602</text:p>
          </table:table-cell>
          <table:table-cell table:number-columns-repeated="2"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906" calcext:value-type="float">
            <text:p>906</text:p>
          </table:table-cell>
          <table:table-cell table:number-columns-repeated="2"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904" calcext:value-type="float">
            <text:p>904</text:p>
          </table:table-cell>
          <table:table-cell table:number-columns-repeated="2"/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577" calcext:value-type="float">
            <text:p>577</text:p>
          </table:table-cell>
          <table:table-cell table:number-columns-repeated="2"/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738" calcext:value-type="float">
            <text:p>738</text:p>
          </table:table-cell>
          <table:table-cell table:number-columns-repeated="2"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246" calcext:value-type="float">
            <text:p>246</text:p>
          </table:table-cell>
          <table:table-cell table:number-columns-repeated="2"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376" calcext:value-type="float">
            <text:p>376</text:p>
          </table:table-cell>
          <table:table-cell table:number-columns-repeated="2"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253" calcext:value-type="float">
            <text:p>253</text:p>
          </table:table-cell>
          <table:table-cell table:number-columns-repeated="2"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string" calcext:value-type="string">
            <text:p>U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string" calcext:value-type="string">
            <text:p>U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string" calcext:value-type="string">
            <text:p>U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string" calcext:value-type="string">
            <text:p>U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string" calcext:value-type="string">
            <text:p>U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string" calcext:value-type="string">
            <text:p>U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U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string" calcext:value-type="string">
            <text:p>U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string" calcext:value-type="string">
            <text:p>U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string" calcext:value-type="string">
            <text:p>U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string" calcext:value-type="string">
            <text:p>U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string" calcext:value-type="string">
            <text:p>U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string" calcext:value-type="string">
            <text:p>U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string" calcext:value-type="string">
            <text:p>U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string" calcext:value-type="string">
            <text:p>U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string" calcext:value-type="string">
            <text:p>U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string" calcext:value-type="string">
            <text:p>U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string" calcext:value-type="string">
            <text:p>U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749" calcext:value-type="float">
            <text:p>749</text:p>
          </table:table-cell>
          <table:table-cell table:number-columns-repeated="2"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string" calcext:value-type="string">
            <text:p>U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string" calcext:value-type="string">
            <text:p>U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346" calcext:value-type="float">
            <text:p>346</text:p>
          </table:table-cell>
          <table:table-cell table:number-columns-repeated="2"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string" calcext:value-type="string">
            <text:p>U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string" calcext:value-type="string">
            <text:p>U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string" calcext:value-type="string">
            <text:p>U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string" calcext:value-type="string">
            <text:p>U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261" calcext:value-type="float">
            <text:p>261</text:p>
          </table:table-cell>
          <table:table-cell table:number-columns-repeated="2"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string" calcext:value-type="string">
            <text:p>U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547" calcext:value-type="float">
            <text:p>547</text:p>
          </table:table-cell>
          <table:table-cell table:number-columns-repeated="2"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string" calcext:value-type="string">
            <text:p>U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string" calcext:value-type="string">
            <text:p>U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string" calcext:value-type="string">
            <text:p>U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string" calcext:value-type="string">
            <text:p>U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string" calcext:value-type="string">
            <text:p>V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string" calcext:value-type="string">
            <text:p>V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V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string" calcext:value-type="string">
            <text:p>V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string" calcext:value-type="string">
            <text:p>V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string" calcext:value-type="string">
            <text:p>V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string" calcext:value-type="string">
            <text:p>V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string" calcext:value-type="string">
            <text:p>V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string" calcext:value-type="string">
            <text:p>V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string" calcext:value-type="string">
            <text:p>V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string" calcext:value-type="string">
            <text:p>V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string" calcext:value-type="string">
            <text:p>V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string" calcext:value-type="string">
            <text:p>V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string" calcext:value-type="string">
            <text:p>V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string" calcext:value-type="string">
            <text:p>V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string" calcext:value-type="string">
            <text:p>V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string" calcext:value-type="string">
            <text:p>V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2367" calcext:value-type="float">
            <text:p>2367</text:p>
          </table:table-cell>
          <table:table-cell table:number-columns-repeated="2"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string" calcext:value-type="string">
            <text:p>V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6147" calcext:value-type="float">
            <text:p>6147</text:p>
          </table:table-cell>
          <table:table-cell table:number-columns-repeated="2"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string" calcext:value-type="string">
            <text:p>V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8209" calcext:value-type="float">
            <text:p>8209</text:p>
          </table:table-cell>
          <table:table-cell table:number-columns-repeated="2"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string" calcext:value-type="string">
            <text:p>V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6713" calcext:value-type="float">
            <text:p>6713</text:p>
          </table:table-cell>
          <table:table-cell table:number-columns-repeated="2"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string" calcext:value-type="string">
            <text:p>V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5150" calcext:value-type="float">
            <text:p>5150</text:p>
          </table:table-cell>
          <table:table-cell table:number-columns-repeated="2"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string" calcext:value-type="string">
            <text:p>V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7712" calcext:value-type="float">
            <text:p>7712</text:p>
          </table:table-cell>
          <table:table-cell table:number-columns-repeated="2"/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string" calcext:value-type="string">
            <text:p>V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string" calcext:value-type="string">
            <text:p>V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1334" calcext:value-type="float">
            <text:p>1334</text:p>
          </table:table-cell>
          <table:table-cell table:number-columns-repeated="2"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string" calcext:value-type="string">
            <text:p>V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2320" calcext:value-type="float">
            <text:p>2320</text:p>
          </table:table-cell>
          <table:table-cell table:number-columns-repeated="2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V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2754" calcext:value-type="float">
            <text:p>2754</text:p>
          </table:table-cell>
          <table:table-cell table:number-columns-repeated="2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V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2594" calcext:value-type="float">
            <text:p>2594</text:p>
          </table:table-cell>
          <table:table-cell table:number-columns-repeated="2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V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2847" calcext:value-type="float">
            <text:p>2847</text:p>
          </table:table-cell>
          <table:table-cell table:number-columns-repeated="2"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string" calcext:value-type="string">
            <text:p>V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4907" calcext:value-type="float">
            <text:p>4907</text:p>
          </table:table-cell>
          <table:table-cell table:number-columns-repeated="2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V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V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V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V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V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V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V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V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string" calcext:value-type="string">
            <text:p>V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string" calcext:value-type="string">
            <text:p>V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string" calcext:value-type="string">
            <text:p>V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string" calcext:value-type="string">
            <text:p>V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string" calcext:value-type="string">
            <text:p>V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string" calcext:value-type="string">
            <text:p>V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string" calcext:value-type="string">
            <text:p>W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string" calcext:value-type="string">
            <text:p>W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string" calcext:value-type="string">
            <text:p>W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string" calcext:value-type="string">
            <text:p>W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string" calcext:value-type="string">
            <text:p>W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string" calcext:value-type="string">
            <text:p>W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string" calcext:value-type="string">
            <text:p>W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string" calcext:value-type="string">
            <text:p>W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string" calcext:value-type="string">
            <text:p>W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string" calcext:value-type="string">
            <text:p>W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string" calcext:value-type="string">
            <text:p>W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string" calcext:value-type="string">
            <text:p>W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string" calcext:value-type="string">
            <text:p>W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string" calcext:value-type="string">
            <text:p>W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string" calcext:value-type="string">
            <text:p>Y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string" calcext:value-type="string">
            <text:p>Y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789" calcext:value-type="float">
            <text:p>789</text:p>
          </table:table-cell>
          <table:table-cell table:number-columns-repeated="2"/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string" calcext:value-type="string">
            <text:p>Y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689" calcext:value-type="float">
            <text:p>689</text:p>
          </table:table-cell>
          <table:table-cell table:number-columns-repeated="2"/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string" calcext:value-type="string">
            <text:p>Y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493" calcext:value-type="float">
            <text:p>493</text:p>
          </table:table-cell>
          <table:table-cell table:number-columns-repeated="2"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string" calcext:value-type="string">
            <text:p>Y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314" calcext:value-type="float">
            <text:p>314</text:p>
          </table:table-cell>
          <table:table-cell table:number-columns-repeated="2"/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string" calcext:value-type="string">
            <text:p>Y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string" calcext:value-type="string">
            <text:p>Y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string" calcext:value-type="string">
            <text:p>Y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string" calcext:value-type="string">
            <text:p>Y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799" calcext:value-type="float">
            <text:p>799</text:p>
          </table:table-cell>
          <table:table-cell table:number-columns-repeated="2"/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string" calcext:value-type="string">
            <text:p>Y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627" calcext:value-type="float">
            <text:p>627</text:p>
          </table:table-cell>
          <table:table-cell table:number-columns-repeated="2"/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string" calcext:value-type="string">
            <text:p>Y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517" calcext:value-type="float">
            <text:p>517</text:p>
          </table:table-cell>
          <table:table-cell table:number-columns-repeated="2"/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string" calcext:value-type="string">
            <text:p>Y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string" calcext:value-type="string">
            <text:p>Y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string" calcext:value-type="string">
            <text:p>Y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string" calcext:value-type="string">
            <text:p>Z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string" calcext:value-type="string">
            <text:p>Z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723" calcext:value-type="float">
            <text:p>723</text:p>
          </table:table-cell>
          <table:table-cell table:number-columns-repeated="2"/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string" calcext:value-type="string">
            <text:p>Z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1999" calcext:value-type="float">
            <text:p>1999</text:p>
          </table:table-cell>
          <table:table-cell table:number-columns-repeated="2"/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string" calcext:value-type="string">
            <text:p>Z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2135" calcext:value-type="float">
            <text:p>2135</text:p>
          </table:table-cell>
          <table:table-cell table:number-columns-repeated="2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string" calcext:value-type="string">
            <text:p>Z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1146" calcext:value-type="float">
            <text:p>1146</text:p>
          </table:table-cell>
          <table:table-cell table:number-columns-repeated="2"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string" calcext:value-type="string">
            <text:p>Z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string" calcext:value-type="string">
            <text:p>Z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string" calcext:value-type="string">
            <text:p>Z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string" calcext:value-type="string">
            <text:p>Z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1283" calcext:value-type="float">
            <text:p>1283</text:p>
          </table:table-cell>
          <table:table-cell table:number-columns-repeated="2"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string" calcext:value-type="string">
            <text:p>Z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1716" calcext:value-type="float">
            <text:p>1716</text:p>
          </table:table-cell>
          <table:table-cell table:number-columns-repeated="2"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string" calcext:value-type="string">
            <text:p>Z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933" calcext:value-type="float">
            <text:p>933</text:p>
          </table:table-cell>
          <table:table-cell table:number-columns-repeated="2"/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string" calcext:value-type="string">
            <text:p>Z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string" calcext:value-type="string">
            <text:p>Z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string" calcext:value-type="string">
            <text:p>Z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string" calcext:value-type="string">
            <text:p>Z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-14</text:p>
          </table:table-cell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string" calcext:value-type="string">
            <text:p>Z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24</text:p>
          </table:table-cell>
          <table:table-cell office:value-type="float" office:value="2175" calcext:value-type="float">
            <text:p>2175</text:p>
          </table:table-cell>
          <table:table-cell table:number-columns-repeated="2"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string" calcext:value-type="string">
            <text:p>Z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34</text:p>
          </table:table-cell>
          <table:table-cell office:value-type="float" office:value="2610" calcext:value-type="float">
            <text:p>2610</text:p>
          </table:table-cell>
          <table:table-cell table:number-columns-repeated="2"/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string" calcext:value-type="string">
            <text:p>Z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44</text:p>
          </table:table-cell>
          <table:table-cell office:value-type="float" office:value="3045" calcext:value-type="float">
            <text:p>3045</text:p>
          </table:table-cell>
          <table:table-cell table:number-columns-repeated="2"/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string" calcext:value-type="string">
            <text:p>Z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54</text:p>
          </table:table-cell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string" calcext:value-type="string">
            <text:p>Z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-64</text:p>
          </table:table-cell>
          <table:table-cell office:value-type="float" office:value="261" calcext:value-type="float">
            <text:p>261</text:p>
          </table:table-cell>
          <table:table-cell table:number-columns-repeated="2"/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string" calcext:value-type="string">
            <text:p>Z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65+</text:p>
          </table:table-cell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string" calcext:value-type="string">
            <text:p>Z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-14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string" calcext:value-type="string">
            <text:p>Z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-24</text:p>
          </table:table-cell>
          <table:table-cell office:value-type="float" office:value="932" calcext:value-type="float">
            <text:p>932</text:p>
          </table:table-cell>
          <table:table-cell table:number-columns-repeated="2"/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string" calcext:value-type="string">
            <text:p>Z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-34</text:p>
          </table:table-cell>
          <table:table-cell office:value-type="float" office:value="1118" calcext:value-type="float">
            <text:p>1118</text:p>
          </table:table-cell>
          <table:table-cell table:number-columns-repeated="2"/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string" calcext:value-type="string">
            <text:p>Z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-44</text:p>
          </table:table-cell>
          <table:table-cell office:value-type="float" office:value="1305" calcext:value-type="float">
            <text:p>1305</text:p>
          </table:table-cell>
          <table:table-cell table:number-columns-repeated="2"/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string" calcext:value-type="string">
            <text:p>Z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-54</text:p>
          </table:table-cell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string" calcext:value-type="string">
            <text:p>Z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5-64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string" calcext:value-type="string">
            <text:p>Z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65+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Total cases</text:p>
          </table:table-cell>
          <table:table-cell table:formula="of:=COUNT([.F2:.F2274])" office:value-type="float" office:value="2273" calcext:value-type="float">
            <text:p>227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emales</text:p>
          </table:table-cell>
          <table:table-cell table:formula="of:=COUNTIF([.D2:.D2274];&quot;f&quot;)" office:value-type="float" office:value="1125" calcext:value-type="float">
            <text:p>11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les</text:p>
          </table:table-cell>
          <table:table-cell table:formula="of:=COUNTIF([.D2:.D2274];&quot;m&quot;)" office:value-type="float" office:value="1148" calcext:value-type="float">
            <text:p>114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mount</text:p>
          </table:table-cell>
          <table:table-cell table:style-name="ce2" office:value-type="string" calcext:value-type="string">
            <text:p>0-14</text:p>
          </table:table-cell>
          <table:table-cell table:style-name="ce4" table:formula="of:=COUNTIF([.E2:.E2274];&quot;0-14&quot;)" office:value-type="float" office:value="322" calcext:value-type="float">
            <text:p>322</text:p>
          </table:table-cell>
        </table:table-row>
        <table:table-row table:style-name="ro1">
          <table:table-cell table:number-columns-repeated="6"/>
          <table:table-cell table:style-name="ce2" office:value-type="string" calcext:value-type="string">
            <text:p>15-24</text:p>
          </table:table-cell>
          <table:table-cell table:style-name="ce4" table:formula="of:=COUNTIF([.E2:.E2274];&quot;15-24&quot;)" office:value-type="float" office:value="323" calcext:value-type="float">
            <text:p>323</text:p>
          </table:table-cell>
        </table:table-row>
        <table:table-row table:style-name="ro1">
          <table:table-cell table:number-columns-repeated="6"/>
          <table:table-cell table:style-name="ce2" office:value-type="string" calcext:value-type="string">
            <text:p>25-34</text:p>
          </table:table-cell>
          <table:table-cell table:style-name="ce4" table:formula="of:=COUNTIF([.E2:.E2274];&quot;25-34&quot;)" office:value-type="float" office:value="326" calcext:value-type="float">
            <text:p>326</text:p>
          </table:table-cell>
        </table:table-row>
        <table:table-row table:style-name="ro1">
          <table:table-cell table:number-columns-repeated="6"/>
          <table:table-cell table:style-name="ce2" office:value-type="string" calcext:value-type="string">
            <text:p>35-44</text:p>
          </table:table-cell>
          <table:table-cell table:style-name="ce4" table:formula="of:=COUNTIF([.E2:.E2274];&quot;35-44&quot;)" office:value-type="float" office:value="324" calcext:value-type="float">
            <text:p>324</text:p>
          </table:table-cell>
        </table:table-row>
        <table:table-row table:style-name="ro1">
          <table:table-cell table:number-columns-repeated="6"/>
          <table:table-cell table:style-name="ce2" office:value-type="string" calcext:value-type="string">
            <text:p>45-54</text:p>
          </table:table-cell>
          <table:table-cell table:style-name="ce4" table:formula="of:=COUNTIF([.E2:.E2274];&quot;45-54&quot;)" office:value-type="float" office:value="326" calcext:value-type="float">
            <text:p>326</text:p>
          </table:table-cell>
        </table:table-row>
        <table:table-row table:style-name="ro1">
          <table:table-cell table:number-columns-repeated="6"/>
          <table:table-cell table:style-name="ce2" office:value-type="string" calcext:value-type="string">
            <text:p>55-64</text:p>
          </table:table-cell>
          <table:table-cell table:style-name="ce4" table:formula="of:=COUNTIF([.E2:.E2274];&quot;55-64&quot;)" office:value-type="float" office:value="328" calcext:value-type="float">
            <text:p>328</text:p>
          </table:table-cell>
        </table:table-row>
        <table:table-row table:style-name="ro1">
          <table:table-cell table:number-columns-repeated="6"/>
          <table:table-cell table:style-name="ce3" office:value-type="string" calcext:value-type="string">
            <text:p>65+</text:p>
          </table:table-cell>
          <table:table-cell table:style-name="ce4" table:formula="of:=COUNTIF([.E2:.E2274];&quot;65+&quot;)" office:value-type="float" office:value="324" calcext:value-type="float">
            <text:p>3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7T15:33:04.390000000</dc:date>
    <meta:editing-duration>PT6M43S</meta:editing-duration>
    <meta:editing-cycles>1</meta:editing-cycles>
    <meta:document-statistic meta:table-count="1" meta:cell-count="13664" meta:object-count="0"/>
    <meta:generator>LibreOffice/5.3.2.2$Windows_X86_64 LibreOffice_project/6cd4f1ef626f15116896b1d8e1398b56da0d0ee1</meta:generator>
  </office:meta>
</office:document-meta>
</file>